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 style:shadow="none" style:may-break-between-rows="true" table:border-model="collapsing"/>
    </style:style>
    <style:style style:name="Table1.A" style:family="table-column">
      <style:table-column-properties style:column-width="0.7778in"/>
    </style:style>
    <style:style style:name="Table1.B" style:family="table-column">
      <style:table-column-properties style:column-width="1.3236in"/>
    </style:style>
    <style:style style:name="Table1.C" style:family="table-column">
      <style:table-column-properties style:column-width="4.8236in"/>
    </style:style>
    <style:style style:name="Table1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B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C5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A6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6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6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3299in"/>
    </style:style>
    <style:style style:name="Table2.B" style:family="table-column">
      <style:table-column-properties style:column-width="1.2715in"/>
    </style:style>
    <style:style style:name="Table2.C" style:family="table-column">
      <style:table-column-properties style:column-width="1.7382in"/>
    </style:style>
    <style:style style:name="Table2.D" style:family="table-column">
      <style:table-column-properties style:column-width="2.585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style:contextual-spacing="false" fo:orphans="0" fo:widows="0"/>
      <style:text-properties fo:color="#ffffff" loext:opacity="100%" style:font-name="Arial" fo:font-size="10pt" fo:font-weight="bold" officeooo:paragraph-rsid="00091480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fo:margin-top="0.139in" fo:margin-bottom="0.139in" style:contextual-spacing="false" fo:padding-left="0in" fo:padding-right="0in" fo:padding-top="0in" fo:padding-bottom="0.111in" fo:border-left="none" fo:border-right="none" fo:border-top="none" fo:border-bottom="0.26pt solid #2e75b6"/>
      <style:text-properties officeooo:paragraph-rsid="00091480"/>
    </style:style>
    <style:style style:name="P3" style:family="paragraph" style:parent-style-name="Standard">
      <style:paragraph-properties fo:margin-top="0in" fo:margin-bottom="0.0555in" style:contextual-spacing="false"/>
      <style:text-properties officeooo:paragraph-rsid="00091480"/>
    </style:style>
    <style:style style:name="P4" style:family="paragraph" style:parent-style-name="Standard">
      <style:paragraph-properties fo:margin-top="0in" fo:margin-bottom="0.111in" style:contextual-spacing="false" fo:line-height="0.2083in"/>
      <style:text-properties fo:color="#222222" loext:opacity="100%" style:font-name="Arial" fo:font-size="11pt" officeooo:paragraph-rsid="00091480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top="0in" fo:margin-bottom="0in" style:contextual-spacing="false" fo:orphans="0" fo:widows="0"/>
      <style:text-properties fo:color="#222222" loext:opacity="100%" style:font-name="Arial" fo:font-size="10pt" officeooo:paragraph-rsid="00091480" style:font-name-asian="Arial1" style:font-size-asian="10pt" style:font-name-complex="Arial1" style:font-size-complex="10pt"/>
    </style:style>
    <style:style style:name="P6" style:family="paragraph" style:parent-style-name="Standard">
      <style:paragraph-properties fo:margin-top="0in" fo:margin-bottom="0.2083in" style:contextual-spacing="false" fo:text-align="center" style:justify-single-word="false"/>
      <style:text-properties fo:color="#555555" loext:opacity="100%" style:font-name="Arial" fo:font-size="11pt" fo:font-style="italic" fo:font-weight="bold" officeooo:paragraph-rsid="00091480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7" style:family="paragraph" style:parent-style-name="Heading_20_3">
      <style:paragraph-properties fo:orphans="1"/>
      <style:text-properties officeooo:paragraph-rsid="00098675" loext:padding="0in" loext:border="none"/>
    </style:style>
    <style:style style:name="P8" style:family="paragraph" style:parent-style-name="Heading_20_3">
      <style:text-properties officeooo:paragraph-rsid="00098675" loext:padding="0in" loext:border="none"/>
    </style:style>
    <style:style style:name="P9" style:family="paragraph" style:parent-style-name="Horizontal_20_Line">
      <style:paragraph-properties fo:orphans="1"/>
      <style:text-properties officeooo:paragraph-rsid="00098675"/>
    </style:style>
    <style:style style:name="P10" style:family="paragraph" style:parent-style-name="List_20_Paragraph" style:list-style-name="WWNum2">
      <style:paragraph-properties fo:margin-top="0in" fo:margin-bottom="0.0555in" style:contextual-spacing="false" fo:line-height="0.2083in"/>
      <style:text-properties fo:color="#222222" loext:opacity="100%" style:font-name="Arial" fo:font-size="11pt" officeooo:paragraph-rsid="00091480" style:font-name-asian="Arial1" style:font-size-asian="11pt" style:font-name-complex="Arial1" style:font-size-complex="11pt"/>
    </style:style>
    <style:style style:name="P11" style:family="paragraph" style:parent-style-name="Table_20_Contents">
      <style:text-properties officeooo:paragraph-rsid="00098675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86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986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Heading">
      <style:text-properties officeooo:paragraph-rsid="00098675"/>
    </style:style>
    <style:style style:name="P15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986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ext_20_body" style:list-style-name="L1">
      <style:paragraph-properties fo:margin-top="0in" fo:margin-bottom="0in" style:contextual-spacing="false" fo:orphans="1"/>
      <style:text-properties officeooo:paragraph-rsid="00098675" loext:padding="0in" loext:border="none"/>
    </style:style>
    <style:style style:name="P17" style:family="paragraph" style:parent-style-name="Text_20_body" style:list-style-name="L1">
      <style:paragraph-properties fo:orphans="1"/>
      <style:text-properties officeooo:paragraph-rsid="00098675" loext:padding="0in" loext:border="none"/>
    </style:style>
    <style:style style:name="P18" style:family="paragraph" style:parent-style-name="Text_20_body" style:list-style-name="L4">
      <style:paragraph-properties fo:margin-top="0in" fo:margin-bottom="0in" style:contextual-spacing="false" fo:orphans="1"/>
      <style:text-properties officeooo:paragraph-rsid="00098675" loext:padding="0in" loext:border="none"/>
    </style:style>
    <style:style style:name="P19" style:family="paragraph" style:parent-style-name="Text_20_body" style:list-style-name="L4">
      <style:paragraph-properties fo:orphans="1"/>
      <style:text-properties officeooo:paragraph-rsid="00098675" loext:padding="0in" loext:border="none"/>
    </style:style>
    <style:style style:name="P20" style:family="paragraph" style:parent-style-name="Text_20_body" style:list-style-name="L5">
      <style:paragraph-properties fo:margin-top="0in" fo:margin-bottom="0in" style:contextual-spacing="false" fo:orphans="1"/>
      <style:text-properties officeooo:paragraph-rsid="00098675" loext:padding="0in" loext:border="none"/>
    </style:style>
    <style:style style:name="P21" style:family="paragraph" style:parent-style-name="Text_20_body" style:list-style-name="L5">
      <style:paragraph-properties fo:orphans="1"/>
      <style:text-properties officeooo:paragraph-rsid="00098675" loext:padding="0in" loext:border="none"/>
    </style:style>
    <style:style style:name="P22" style:family="paragraph" style:parent-style-name="Text_20_body">
      <style:paragraph-properties fo:orphans="1"/>
      <style:text-properties officeooo:paragraph-rsid="00098675" loext:padding="0in" loext:border="none"/>
    </style:style>
    <style:style style:name="P23" style:family="paragraph" style:parent-style-name="Text_20_body">
      <style:paragraph-properties fo:margin-top="0in" fo:margin-bottom="0in" style:contextual-spacing="false" fo:orphans="1"/>
      <style:text-properties officeooo:paragraph-rsid="00098675" loext:padding="0in" loext:border="none"/>
    </style:style>
    <style:style style:name="P24" style:family="paragraph" style:parent-style-name="Text_20_body">
      <style:text-properties officeooo:paragraph-rsid="00098675" loext:padding="0in" loext:border="none"/>
    </style:style>
    <style:style style:name="P25" style:family="paragraph" style:parent-style-name="Text_20_body">
      <style:paragraph-properties fo:orphans="1"/>
      <style:text-properties officeooo:paragraph-rsid="00098675"/>
    </style:style>
    <style:style style:name="P26" style:family="paragraph" style:parent-style-name="Text_20_body">
      <style:text-properties officeooo:paragraph-rsid="00098675"/>
    </style:style>
    <style:style style:name="T1" style:family="text"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222222" loext:opacity="100%" style:font-name="Arial" fo:font-size="11pt" style:font-name-asian="Arial1" style:font-size-asian="11pt" style:font-name-complex="Arial1" style:font-size-complex="11pt" loext:padding="0in" loext:border="none"/>
    </style:style>
    <style:style style:name="T3" style:family="text">
      <style:text-properties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Саморазвитие</text:span></text:h>
      <text:p text:style-name="P25"><text:span text:style-name="Emphasis"><text:span text:style-name="T3">Онтогенез SRNT · Критические периоды · Межпоколенческая передача · Развитие как процесс рода</text:span></text:span></text:p>
      <text:p text:style-name="P9"/>
      <text:h text:style-name="Heading_20_2" text:outline-level="2"><text:span text:style-name="Strong_20_Emphasis">Постановка проблемы</text:span></text:h>
      <text:p text:style-name="P22">Предыдущие главы описали архитектуру сознания как систему уровней (EVL0–EVLD) и показали, что эта система была выстроена эволюцией в филогенезе — на протяжении сотен миллионов лет. Однако каждый конкретный человек проходит эту последовательность заново — от пустых карт MAP1 при рождении до развитой MAPB с богатым TRLB во взрослом возрасте. Этот процесс — онтогенез SRNT — не является повторением эволюции: он использует готовую нейронную архитектуру и социально выработанные ресурсы (MAP5, MAP9, MAPC), которых у эволюции не было.</text:p>
      <text:p text:style-name="P22">Данная глава отвечает на три вопроса:</text:p>
      <text:list xml:id="list2259994442" text:style-name="L1">
        <text:list-item>
          <text:p text:style-name="P16">Как индивид проходит пороговые уровни от рождения до зрелости? </text:p>
        </text:list-item>
        <text:list-item>
          <text:p text:style-name="P16">Почему этот процесс может остановиться или пойти по дефектному пути? </text:p>
        </text:list-item>
        <text:list-item>
          <text:p text:style-name="P17">Как результат развития одного поколения становится условием развития следующего? </text:p>
        </text:list-item>
      </text:list>
      <text:p text:style-name="P9"/>
      <text:h text:style-name="Heading_20_2" text:outline-level="2"><text:span text:style-name="Strong_20_Emphasis">Стадия 1: Физические карты (EVL1–EVL3). Первые годы жизни.</text:span></text:h>
      <text:p text:style-name="P22">Новорождённый обладает готовой нейронной архитектурой для MAP1, MAP2, MAP3 и соответствующих OPN. Карты пусты — но структура для их заполнения уже есть.</text:p>
      <text:p text:style-name="P25"><text:span text:style-name="Strong_20_Emphasis"><text:span text:style-name="T3">EVL1 (MAP1/OPN1):</text:span></text:span><text:span text:style-name="T3"> Заполнение пространственных карт начинается с первых движений. OPN1 реализует SLAM — одновременное уточнение собственной позиции и модели окружения. Ребёнок, переворачивающийся, ползущий, ходящий — заполняет листы MAP1 с каждым новым пространством. Критический ресурс: физическое движение. Без перемещения в пространстве MAP1 не заполняется.</text:span></text:p>
      <text:p text:style-name="P25"><text:span text:style-name="Strong_20_Emphasis"><text:span text:style-name="T3">EVL2 (MAP2/OPN2/CNN1):</text:span></text:span><text:span text:style-name="T3"> CNN1 обучается непрерывно на актуальных сенсорных потоках. Ребёнок, рассматривающий лица, предметы, различающий «своё» и «чужое» — формирует R-метки (Feature Vectors). Обратная CNN1 уже работает: ребёнок узнаёт мать по частичным признакам (голос без лица, запах без визуального образа). Воображение в зародыше.</text:span></text:p>
      <text:p text:style-name="P25"><text:span text:style-name="Strong_20_Emphasis"><text:span text:style-name="T3">EVL3 (MAP3/OPN3/TRL3):</text:span></text:span><text:span text:style-name="T3"> Формирование поведенческих цепочек — OPRN и BLOM. Ребёнок, тянущийся к игрушке, выстраивает первые BLOM. TRL3 начинает заполняться: успешные BLOM получают положительные метки. Ребёнок учится повторять то, что работает.</text:span></text:p>
      <text:p text:style-name="P22">Эти стадии не требуют социума. Случаи Джини и Виктора подтверждают: MAP1/2/3 <text:soft-page-break/>формируются нормально даже при полной изоляции. Физический мир достаточен для EVL1–EVL3.</text:p>
      <text:p text:style-name="P22">Мотивация на этой стадии — исключительно И1: метрическое расстояние b-вектора. Субъект — OPN3, «Я» действующее. Эмоции — физические: радость при достижении цели, страх при угрозе, гнев при препятствии.</text:p>
      <text:p text:style-name="P9"/>
      <text:h text:style-name="Heading_20_2" text:outline-level="2"><text:span text:style-name="Strong_20_Emphasis">Стадия 2: Символьные карты (EVL6–EVL8). От 1–2 лет до подросткового возраста.</text:span></text:h>
      <text:p text:style-name="P22">Эта стадия принципиально зависит от социума. Без доступа к MAP5 (коллективному языку) и MAP9 (накопленным нарративам) она не начинается.</text:p>
      <text:p text:style-name="P25"><text:span text:style-name="Strong_20_Emphasis"><text:span text:style-name="T3">Пререквизит — доступ к MAP5.</text:span></text:span><text:span text:style-name="T3"> Ребёнок должен быть погружён в среду, где другие организмы используют конвенциональные символы. Усвоение слов начинается задолго до формирования MAP6: ребёнок повторяет звуки MAP5, не имея ещё символьных инвариантов.</text:span></text:p>
      <text:p text:style-name="P25"><text:span text:style-name="Strong_20_Emphasis"><text:span text:style-name="T3">EVL6 (MAP6/OPN6/CNN2):</text:span></text:span><text:span text:style-name="T3"> CNN2 обучается на данных MAP3 — физической карте, доступной OPN6. Из всех векторов, которые CNN2 производит, закрепляются только соответствующие MAP5. Это нисходящий, эмерджентный процесс: не ребёнок «изобретает» язык, а MAP5 проникает в индивидуальную MAP6 через фильтрацию.</text:span></text:p>
      <text:p text:style-name="P22">Критический период: от ~1,5 до ~6–7 лет. Если к этому возрасту MAP6 не сформирована (как у Джини) — полноценное овладение языком становится невозможным. Нейропластичность CNN2 снижается необратимо.</text:p>
      <text:p text:style-name="P25"><text:span text:style-name="Strong_20_Emphasis"><text:span text:style-name="T3">EVL8 (MAP8/OPN7/OPN8/TRL8):</text:span></text:span><text:span text:style-name="T3"> Формирование нарративов. Ребёнок начинает строить KLOM — связные последовательности из триад KLEN. Сначала простые («я хочу — мама даёт — я доволен»), затем всё более сложные. TRL8 заполняется: успешные нарративные пути запоминаются, неудачные — маркируются.</text:span></text:p>
      <text:p text:style-name="P22">Внутренняя речь появляется на этом этапе — как переход от эгоцентрической речи (MAP8 озвучивается) к внутренней (MAP8 работает без фонетического вывода).</text:p>
      <text:p text:style-name="P22">Мотивация расширяется до И2: семантическое расстояние P-вектора. Субъект — OPN8, «Я» мыслящее. Появляются символьные эмоции: радость от понимания, тревога от незавершённого нарратива, любопытство как открытый P-вектор без негативной метки.</text:p>
      <text:p text:style-name="P22">Ключевой ресурс этой стадии — MAP9. Ребёнок, которому читают книги, рассказывают истории, объясняют причинно-следственные связи — получает набор данных для обучения OPN8. Ребёнок, лишённый доступа к MAP9, строит нарративы только из собственного опыта — его TRL8 бедна.</text:p>
      <text:p text:style-name="P9"/>
      <text:h text:style-name="Heading_20_2" text:outline-level="2"><text:soft-page-break/><text:span text:style-name="Strong_20_Emphasis">Стадия 3: Аксиологические карты (EVLA–EVLB). Подростковый возраст и далее.</text:span></text:h>
      <text:p text:style-name="P22">Формирование Понятий (C) и W-вектора. Самая сложная стадия, зависящая от богатства MAP8, доступа к MAPC/MAPD и индивидуальной нейронной конфигурации.</text:p>
      <text:p text:style-name="P25"><text:span text:style-name="Strong_20_Emphasis"><text:span text:style-name="T3">EVLA (MAPA/OPNA/CNN3):</text:span></text:span><text:span text:style-name="T3"> CNN3 обучается на группах взаимосвязанных нарративов MAP8. В начале — свёртки простые, похожие на «слова» MAP6. По мере накопления — инварианты углубляются. Формируются C-компоненты: C_есть (актуальное качество) и C_должно (идеальное качество).</text:span></text:p>
      <text:p text:style-name="P22">C_должно приходит двумя путями:</text:p>
      <text:list xml:id="list3074566030" text:style-name="L4">
        <text:list-item>
          <text:p text:style-name="P18">Восходящий: из свёрток CNN3 собственного нарративного опыта. </text:p>
        </text:list-item>
        <text:list-item>
          <text:p text:style-name="P19">Нисходящий: от MAPC (социальная передача идеалов) и MAPD (социальная передача направления разрешения противоречий). </text:p>
        </text:list-item>
      </text:list>
      <text:p text:style-name="P22">Подросток, впервые переживающий несправедливость не как физическую боль (EVL3) и не как нарративное несоответствие (EVL8), а как разрыв между «как есть» и «как должно быть» — проходит EVLA. Это момент, когда C_должно впервые приобретает ненулевое расстояние от C_есть.</text:p>
      <text:p text:style-name="P25"><text:span text:style-name="Strong_20_Emphasis"><text:span text:style-name="T3">EVLB (MAPB/OPNB/TRLB):</text:span></text:span><text:span text:style-name="T3"> W-вектор становится частным — с конкретным модулем и направлением. OPNB впервые запускает компиляцию: W → MAP8 → MAP6 → MAP3. Человек впервые действует не потому что хочет (И1) или потому что план требует (И2), а потому что не может иначе — потому что W-вектор превышает порог ε.</text:span></text:p>
      <text:p text:style-name="P22">TRLB начинает заполняться. Каждое снятие W-вектора — запись в TRLB. Каждая запись необратимо изменяет C-компоненты. Личность начинает формироваться.</text:p>
      <text:p text:style-name="P22">Мотивация расширяется до И3: расстояние W-вектора. Субъект — OPNB, «Я» волеизъявляющее. Появляются аксиологические эмоции: стыд, гордость, чувство справедливости, совесть.</text:p>
      <text:p text:style-name="P22">Эта стадия не имеет фиксированного завершения. TRLB продолжает заполняться всю жизнь. Зрелость — не конечное состояние, а богатство TRLB: количество и глубина пройденных W-векторов.</text:p>
      <text:p text:style-name="P9"/>
      <text:h text:style-name="Heading_20_2" text:outline-level="2"><text:span text:style-name="Strong_20_Emphasis">Критические периоды и задержки</text:span></text:h>
      <text:p text:style-name="P22">Каждая стадия имеет период максимальной нейропластичности, после которого формирование соответствующих структур затрудняется или становится невозможным.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row table:style-name="TableLine2932423455488">
          <table:table-cell table:style-name="Table1.A1" office:value-type="string">
            <text:p text:style-name="P15">Стадия</text:p>
          </table:table-cell>
          <table:table-cell table:style-name="Table1.A1" office:value-type="string">
            <text:p text:style-name="P15">Критический период</text:p>
          </table:table-cell>
          <table:table-cell table:style-name="Table1.A1" office:value-type="string">
            <text:p text:style-name="P15">Что происходит при пропуске</text:p>
          </table:table-cell>
        </table:table-row>
        <table:table-row table:style-name="TableLine2932423455488">
          <table:table-cell table:style-name="Table1.A2" office:value-type="string">
            <text:p text:style-name="P12">EVL1–EVL3</text:p>
          </table:table-cell>
          <table:table-cell table:style-name="Table1.B2" office:value-type="string">
            <text:p text:style-name="P12">0–3 года</text:p>
          </table:table-cell>
          <table:table-cell table:style-name="Table1.C2" office:value-type="string">
            <text:p text:style-name="P12">Задержка моторного развития. Обратима при ранней интервенции. MAP1/2/3 формируются медленнее, но <text:soft-page-break/>формируются.</text:p>
          </table:table-cell>
        </table:table-row>
        <table:table-row table:style-name="TableLine2932423455488">
          <table:table-cell table:style-name="Table1.A3" office:value-type="string">
            <text:p text:style-name="P12">EVL6</text:p>
          </table:table-cell>
          <table:table-cell table:style-name="Table1.B3" office:value-type="string">
            <text:p text:style-name="P12">~1,5–7 лет</text:p>
          </table:table-cell>
          <table:table-cell table:style-name="Table1.C3" office:value-type="string">
            <text:p text:style-name="P12">Необратимое нарушение овладения языком. CNN2 теряет пластичность. Случай Джини: MAP6 осталась примитивной.</text:p>
          </table:table-cell>
        </table:table-row>
        <table:table-row table:style-name="TableLine2932423455488">
          <table:table-cell table:style-name="Table1.A2" office:value-type="string">
            <text:p text:style-name="P12">EVL8</text:p>
          </table:table-cell>
          <table:table-cell table:style-name="Table1.B4" office:value-type="string">
            <text:p text:style-name="P12">~3–15 лет</text:p>
          </table:table-cell>
          <table:table-cell table:style-name="Table1.C4" office:value-type="string">
            <text:p text:style-name="P12">Бедность нарративного репертуара. TRL8 не содержит достаточного количества прецедентов. Частично компенсируется поздним обучением.</text:p>
          </table:table-cell>
        </table:table-row>
        <table:table-row table:style-name="Table1.5">
          <table:table-cell table:style-name="Table1.A3" office:value-type="string">
            <text:p text:style-name="P12">EVLA/EVLB</text:p>
          </table:table-cell>
          <table:table-cell table:style-name="Table1.B5" office:value-type="string">
            <text:p text:style-name="P12">Подростковый и далее</text:p>
          </table:table-cell>
          <table:table-cell table:style-name="Table1.C5" office:value-type="string">
            <text:p text:style-name="P12">Не формируются сложные Понятия. C-компоненты остаются примитивными. CNN3 не обучена. W-вектор хронически мал. Доминирование И1 или И2.</text:p>
          </table:table-cell>
        </table:table-row>
        <table:table-row table:style-name="TableLine2932423455488">
          <table:table-cell table:style-name="Table1.A6" office:value-type="string">
            <text:p text:style-name="P13"/>
          </table:table-cell>
          <table:table-cell table:style-name="Table1.B6">
            <text:p text:style-name="P13"/>
          </table:table-cell>
          <table:table-cell table:style-name="Table1.C6">
            <text:p text:style-name="P13"/>
          </table:table-cell>
        </table:table-row>
      </table:table>
      <text:p text:style-name="P22">Важное следствие: задержка на раннем уровне блокирует все последующие. CNN2 не может обучиться без MAP3. CNN3 не может обучиться без MAP8. Каждый уровень является пререквизитом для следующего.</text:p>
      <text:p text:style-name="P9"/>
      <text:h text:style-name="Heading_20_2" text:outline-level="2"><text:span text:style-name="Strong_20_Emphasis">Дефектные пути развития</text:span></text:h>
      <text:p text:style-name="P22">Развитие может пойти по нескольким дефектным путям:</text:p>
      <text:p text:style-name="P25"><text:span text:style-name="Strong_20_Emphasis"><text:span text:style-name="T3">Остановка на EVL3 (патологический случай).</text:span></text:span><text:span text:style-name="T3"> MAP6 и MAPB не сформированы. Человек действует по логике непосредственного биологического влечения. Клинически соответствует тяжёлым нарушениям развития. Доминирование И1.</text:span></text:p>
      <text:p text:style-name="P25"><text:span text:style-name="Strong_20_Emphasis"><text:span text:style-name="T3">Развитая MAP8 при неразвитой MAPB.</text:span></text:span><text:span text:style-name="T3"> Человек хорошо мыслит символьно — решает задачи, строит планы, владеет языком — но не имеет автономного источника воли. Действует по инерции И2 или по внешним директивам (MAP9/MAPC загружены, но собственные C-компоненты не развиты). «Умный, но безвольный». Доминирование И2.</text:span></text:p>
      <text:p text:style-name="P25"><text:span text:style-name="Strong_20_Emphasis"><text:span text:style-name="T3">Развитая MAPB при дефектной MAP5.</text:span></text:span><text:span text:style-name="T3"> C-компоненты сформированы, но на основе дефектной MAP5 (идеология, искажённая культура). W-вектор активен, но C_должно содержит искажения, унаследованные от MAPC. Человек искренне убеждён и действует с волей — но направление определено дефектным социальным окружением.</text:span></text:p>
      <text:p text:style-name="P25"><text:span text:style-name="Strong_20_Emphasis"><text:span text:style-name="T3">Блокировка TRLB (экзистенциальный тупик).</text:span></text:span><text:span text:style-name="T3"> MAPB сформирована, W-вектор активен, но конкретный MOTV не может быть снят. Незакрытое противоречие блокирует дальнейшее развитие. Система не может двигаться дальше по TRLB, пока W-вектор не обнулён. Клинически: экзистенциальная депрессия при внешнем благополучии.</text:span></text:p>
      <text:p text:style-name="P9"/>
      <text:h text:style-name="Heading_20_2" text:outline-level="2"><text:span text:style-name="Strong_20_Emphasis">Межпоколенческая передача</text:span></text:h>
      <text:p text:style-name="P22">Результат развития одного поколения становится условием развития следующего. Этот процесс реализуется через виртуальные социальные карты:</text:p>
      <text:p text:style-name="P25"><text:span text:style-name="Strong_20_Emphasis"><text:span text:style-name="T3">TRLB поколения → MAPC/MAPD.</text:span></text:span><text:span text:style-name="T3"> Снятые противоречия одного поколения изменяют </text:span><text:soft-page-break/><text:span text:style-name="T3">конфигурацию MAPC (общая карта Понятий) и MAPD (общая карта противоречий). Право, этика, культурные нормы — это «овеществлённые» записи TRLB предыдущих поколений.</text:span></text:p>
      <text:p text:style-name="P25"><text:span text:style-name="Strong_20_Emphasis"><text:span text:style-name="T3">MAPC/MAPD → C_должно следующего поколения.</text:span></text:span><text:span text:style-name="T3"> Новое поколение получает C_должно не из собственного опыта, а из социально выработанных идеалов. Ребёнок усваивает «честность — хорошо» задолго до того, как формирует собственное Понятие честности через CNN3.</text:span></text:p>
      <text:p text:style-name="P25"><text:span text:style-name="Strong_20_Emphasis"><text:span text:style-name="T3">MAP9 как накопительный механизм.</text:span></text:span><text:span text:style-name="T3"> Нарративы MAP8 одного поколения становятся частью MAP9 — набора данных для CNN3 следующего поколения. Каждое поколение обучается на более богатом наборе нарративов, чем предыдущее. Это обеспечивает кумулятивный рост: сложность доступных Понятий увеличивается от поколения к поколению.</text:span></text:p>
      <text:p text:style-name="P22">Важное ограничение: передаётся не TRLB (личная траектория), а её «осадок» в MAPC/MAPD. Каждый индивид должен заново пройти собственный путь снятия противоречий — нельзя «загрузить» чужой TRLB. Но стартовые условия (C_должно, доступные нарративы, институциональные рамки) каждое поколение получает более богатые.</text:p>
      <text:p text:style-name="P9"/>
      <text:h text:style-name="Heading_20_2" text:outline-level="2"><text:span text:style-name="Strong_20_Emphasis">Развитие как процесс рода</text:span></text:h>
      <text:p text:style-name="P22">Из межпоколенческой передачи следует важное наблюдение: развитие не является свойством индивида. Индивид — носитель процесса, но не его источник и не его цель.</text:p>
      <text:p text:style-name="P22">MAPD — виртуальная карта, не существующая ни в одном индивиде — содержит пересечение W-векторов всех членов группы. Каждое поколение снимает часть противоречий MAPD, изменяя его конфигурацию. Следующее поколение наследует изменённый MAPD — с другими противоречиями, другими направлениями. Процесс продолжается независимо от судьбы конкретных индивидов.</text:p>
      <text:p text:style-name="P22">Это означает, что MAPD обладает собственной динамикой: он «движется» через поколения, снимая одни противоречия и порождая другие. Индивиды — участники этого процесса, но не его субъект. Субъект процесса — сам MAPD как распределённая система.</text:p>
      <text:p text:style-name="P22">Три уровня развития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2932423471328">
            <table:table-cell table:style-name="Table2.A1" office:value-type="string">
              <text:p text:style-name="P14">Уровень</text:p>
            </table:table-cell>
            <table:table-cell table:style-name="Table2.A1" office:value-type="string">
              <text:p text:style-name="P14">Субъект</text:p>
            </table:table-cell>
            <table:table-cell table:style-name="Table2.A1" office:value-type="string">
              <text:p text:style-name="P14">Механизм</text:p>
            </table:table-cell>
            <table:table-cell table:style-name="Table2.A1" office:value-type="string">
              <text:p text:style-name="P14">Результат</text:p>
            </table:table-cell>
          </table:table-row>
        </table:table-header-rows>
        <table:table-row table:style-name="TableLine2932423471328">
          <table:table-cell table:style-name="Table2.A1" office:value-type="string">
            <text:p text:style-name="P11">Индивидуальный</text:p>
          </table:table-cell>
          <table:table-cell table:style-name="Table2.A1" office:value-type="string">
            <text:p text:style-name="P11">OPNB</text:p>
          </table:table-cell>
          <table:table-cell table:style-name="Table2.A1" office:value-type="string">
            <text:p text:style-name="P11">Снятие W-вектора через MOTV</text:p>
          </table:table-cell>
          <table:table-cell table:style-name="Table2.A1" office:value-type="string">
            <text:p text:style-name="P11">Изменение C-компонент. Запись в TRLB.</text:p>
          </table:table-cell>
        </table:table-row>
        <table:table-row table:style-name="TableLine2932423471328">
          <table:table-cell table:style-name="Table2.A1" office:value-type="string">
            <text:p text:style-name="P11">Социальный</text:p>
          </table:table-cell>
          <table:table-cell table:style-name="Table2.A1" office:value-type="string">
            <text:p text:style-name="P11">MAPC/MAPD</text:p>
          </table:table-cell>
          <table:table-cell table:style-name="Table2.A1" office:value-type="string">
            <text:p text:style-name="P11">Пересечение W-векторов группы</text:p>
          </table:table-cell>
          <table:table-cell table:style-name="Table2.A1" office:value-type="string">
            <text:p text:style-name="P11">Изменение институтов. Право, этика.</text:p>
          </table:table-cell>
        </table:table-row>
        <table:table-row table:style-name="TableLine2932423471328">
          <table:table-cell table:style-name="Table2.A1" office:value-type="string">
            <text:p text:style-name="P11">Родовой</text:p>
          </table:table-cell>
          <table:table-cell table:style-name="Table2.A1" office:value-type="string">
            <text:p text:style-name="P11">MAPD через поколения</text:p>
          </table:table-cell>
          <table:table-cell table:style-name="Table2.A1" office:value-type="string">
            <text:p text:style-name="P11">Кумулятивное снятие</text:p>
          </table:table-cell>
          <table:table-cell table:style-name="Table2.A1" office:value-type="string">
            <text:p text:style-name="P11">Развитие цивилизации. Усложнение доступных Понятий.</text:p>
          </table:table-cell>
        </table:table-row>
      </table:table>
      <text:p text:style-name="P9"/>
      <text:h text:style-name="Heading_20_2" text:outline-level="2"><text:span text:style-name="Strong_20_Emphasis">Условие рекурсии</text:span></text:h>
      <text:p text:style-name="P22">TRLB задаёт условие возможности рекурсивного режима — режима, в котором система <text:soft-page-break/>анализирует собственную архитектуру. Система не может анализировать собственную архитектуру, не имея достаточно богатого TRLB: только пройдя через достаточное количество снятий, C-компоненты достигают той степени развития, при которой W-вектор способен обратиться на сам механизм порождения W-векторов.</text:p>
      <text:p text:style-name="P22">Это не метафора: рекурсивный режим — это буквально OPNB, строящая WLOM, в которой объектом снятия является собственная архитектура MAPB. Для этого необходимо, чтобы MAP8 содержала нарративы о собственной архитектуре — а это возможно только при достаточно богатом MAP9 (накопленные нарративы цивилизации, включающие теории сознания).</text:p>
      <text:p text:style-name="P22">Момент, когда система способна проанализировать и описать собственные переходы от EVL0 к MAPD — является актом рекурсивного самопознания. Теория Гативус является экземпляром того, что описывает.</text:p>
      <text:p text:style-name="P9"/>
      <text:h text:style-name="Heading_20_2" text:outline-level="2"><text:span text:style-name="Strong_20_Emphasis">Выводы</text:span></text:h>
      <text:list xml:id="list4070795245" text:style-name="L5">
        <text:list-item>
          <text:p text:style-name="P20">Онтогенез SRNT проходит три стадии: физическую (EVL1–EVL3, не требует социума), символьную (EVL6–EVL8, требует MAP5/MAP9), аксиологическую (EVLA–EVLB, требует MAPC/MAPD). </text:p>
        </text:list-item>
        <text:list-item>
          <text:p text:style-name="P20">Каждая стадия имеет критический период. Задержка на раннем уровне блокирует все последующие. </text:p>
        </text:list-item>
        <text:list-item>
          <text:p text:style-name="P20">Развитие может пойти по дефектным путям: остановка, развитие без воли, развитие на дефектной MAP5, блокировка TRLB. </text:p>
        </text:list-item>
        <text:list-item>
          <text:p text:style-name="P20">Межпоколенческая передача осуществляется через виртуальные социальные карты: TRLB → MAPC/MAPD → C_должно следующего поколения. </text:p>
        </text:list-item>
        <text:list-item>
          <text:p text:style-name="P20">Передаётся не TRLB (личная траектория), а её «осадок» в социальных картах. Каждый индивид проходит собственный путь. </text:p>
        </text:list-item>
        <text:list-item>
          <text:p text:style-name="P20">MAPD обладает собственной динамикой через поколения — развитие цивилизации. </text:p>
        </text:list-item>
        <text:list-item>
          <text:p text:style-name="P21">Рекурсивный режим возможен только при достаточно богатом TRLB и MAP9. Теория Гативус является экземпляром того, что описывает. </text:p>
        </text:list-item>
      </text:list>
      <text:p text:style-name="P22"><text:span text:style-name="Strong_20_Emphasis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0T10:31:20.192000000</meta:creation-date>
    <dc:date>2026-03-21T19:56:21.517000000</dc:date>
    <meta:editing-duration>PT22M50S</meta:editing-duration>
    <meta:editing-cycles>4</meta:editing-cycles>
    <meta:generator>LibreOffice/7.3.1.3$Windows_X86_64 LibreOffice_project/a69ca51ded25f3eefd52d7bf9a5fad8c90b87951</meta:generator>
    <meta:document-statistic meta:table-count="2" meta:image-count="0" meta:object-count="0" meta:page-count="6" meta:paragraph-count="98" meta:word-count="1587" meta:character-count="12453" meta:non-whitespace-character-count="10928"/>
  </office:meta>
</office:document-meta>
</file>